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 Light" svg:font-family="'Segoe UI Light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0.949cm"/>
    </style:style>
    <style:style style:name="co6" style:family="table-column">
      <style:table-column-properties fo:break-before="auto" style:column-width="2.544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0.977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563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0.711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65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number:text-style style:name="N100">
      <number:text-content/>
    </number:text-style>
    <style:style style:name="ce8" style:family="table-cell" style:parent-style-name="Default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3" style:family="table-cell" style:parent-style-name="Default" style:data-style-name="N36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Segoe UI Light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Segoe UI Light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Segoe UI Light" style:font-size-complex="10pt" style:font-style-complex="normal" style:font-weight-complex="bold"/>
    </style:style>
    <style:style style:name="ce28" style:family="table-cell" style:parent-style-name="Default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Segoe UI Light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33" style:family="table-cell" style:parent-style-name="Default" style:data-style-name="N143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ffffff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76" style:family="table-cell" style:parent-style-name="Default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Segoe UI Light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74pt solid #3d3d3d" style:direction="ltr" fo:padding="0.071c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0.74pt solid #3d3d3d" style:direction="ltr" fo:padding="0.071cm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80" style:family="table-cell" style:parent-style-name="Default" style:data-style-name="N14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81" style:family="table-cell" style:parent-style-name="Default">
      <style:table-cell-properties fo:border-bottom="0.74pt solid #3d3d3d" fo:background-color="#ffffff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85" style:family="table-cell" style:parent-style-name="Default">
      <style:table-cell-properties fo:background-color="#ffffff" style:cell-protect="none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Segoe UI Light" style:font-size-complex="8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74pt solid #3d3d3d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97" style:family="table-cell" style:parent-style-name="Default" style:data-style-name="N138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98" style:family="table-cell" style:parent-style-name="Default" style:data-style-name="N139">
      <style:table-cell-properties style:glyph-orientation-vertical="0" fo:border-bottom="2.49pt double-thin #3d3d3d" style:border-line-width-bottom="0.018cm 0.053cm 0.018cm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Segoe UI Light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0.74pt solid #3d3d3d" style:direction="ltr" fo:padding="0.071cm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06" style:family="table-cell" style:parent-style-name="Default" style:data-style-name="N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07" style:family="table-cell" style:parent-style-name="Default" style:data-style-name="N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Segoe UI Light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ffffff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09" style:family="table-cell" style:parent-style-name="Default">
      <style:table-cell-properties style:cell-protect="protected" style:print-content="true" fo:background-color="transparent" fo:border="0.06pt solid #ffffff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Segoe UI Light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12" style:family="table-cell" style:parent-style-name="Default" style:data-style-name="N14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57" style:family="table-cell" style:parent-style-name="Default" style:data-style-name="N138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13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Segoe UI Light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3d3d3d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Segoe UI Light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ffffff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18" style:family="table-cell" style:parent-style-name="Default">
      <style:table-cell-properties style:cell-protect="protected" style:print-content="true" fo:background-color="transparent" fo:border="0.06pt solid #ffffff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3d3d3d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20" style:family="table-cell" style:parent-style-name="Default" style:data-style-name="N14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21" style:family="table-cell" style:parent-style-name="Default" style:data-style-name="N140">
      <style:table-cell-properties style:glyph-orientation-vertical="0" fo:border-bottom="0.74pt solid #3d3d3d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23" style:family="table-cell" style:parent-style-name="Default" style:data-style-name="N1012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ffffff" style:cell-protect="protected" style:print-content="true" style:text-align-source="value-type" style:repeat-content="false" fo:wrap-option="no-wrap" fo:border="0.06pt solid #ffffff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ffffff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27" style:family="table-cell" style:parent-style-name="Default">
      <style:table-cell-properties style:cell-protect="protected" style:print-content="true" fo:border="0.06pt solid #ffffff" fo:padding="0.071cm"/>
      <style:text-properties style:font-name="Arial"/>
    </style:style>
    <style:style style:name="ce128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3d3d3d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29" style:family="table-cell" style:parent-style-name="Default" style:data-style-name="N14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3d3d3d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30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31" style:family="table-cell" style:parent-style-name="Default">
      <style:table-cell-properties style:glyph-orientation-vertical="0"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32" style:family="table-cell" style:parent-style-name="Default" style:data-style-name="N10126">
      <style:table-cell-properties style:glyph-orientation-vertical="0" fo:border-bottom="0.74pt solid #3d3d3d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33" style:family="table-cell" style:parent-style-name="Default" style:data-style-name="N139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Segoe UI Light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36" style:family="table-cell" style:parent-style-name="Default" style:data-style-name="N14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Segoe UI Light" style:font-size-complex="8pt" style:font-style-complex="normal" style:font-weight-complex="normal"/>
    </style:style>
    <style:style style:name="ce138" style:family="table-cell" style:parent-style-name="Default">
      <style:table-cell-properties fo:background-color="#ffffff" style:cell-protect="protected" style:print-content="true"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40" style:family="table-cell" style:parent-style-name="Default">
      <style:table-cell-properties fo:background-color="#ffffff" style:cell-protect="protected" style:print-content="true" fo:border="0.06pt solid #ffffff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cell-protect="protected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42" style:family="table-cell" style:parent-style-name="Default" style:data-style-name="N10126">
      <style:table-cell-properties style:glyph-orientation-vertical="0" fo:border-bottom="0.74pt solid #3d3d3d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43" style:family="table-cell" style:parent-style-name="Default">
      <style:table-cell-properties fo:border-bottom="0.06pt solid #000000" fo:background-color="#ffffff" style:cell-protect="protected" style:print-content="true" fo:border-left="none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45" style:family="table-cell" style:parent-style-name="Default" style:data-style-name="N99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46" style:family="table-cell" style:parent-style-name="Default" style:data-style-name="N139"/>
    <style:style style:name="ce147" style:family="table-cell" style:parent-style-name="Default">
      <style:text-properties style:font-name="Arial"/>
    </style:style>
    <style:style style:name="ce148" style:family="table-cell" style:parent-style-name="Default">
      <style:text-properties style:font-name="Arial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54" style:family="table-cell" style:parent-style-name="Default" style:data-style-name="N144">
      <style:table-cell-properties style:cell-protect="none" style:print-content="true" style:text-align-source="fix" style:repeat-content="false" fo:border="0.99pt solid #ff0000"/>
      <style:paragraph-properties fo:text-align="center" fo:margin-left="0cm"/>
      <style:text-properties style:font-name="Arial"/>
    </style:style>
    <style:style style:name="ce155" style:family="table-cell" style:parent-style-name="Default" style:data-style-name="N147">
      <style:table-cell-properties style:cell-protect="none" style:print-content="true" style:text-align-source="fix" style:repeat-content="false" fo:border="0.99pt solid #ff0000"/>
      <style:paragraph-properties fo:text-align="center" fo:margin-left="0cm"/>
      <style:text-properties style:font-name="Arial"/>
    </style:style>
    <style:style style:name="ce159" style:family="table-cell" style:parent-style-name="Default" style:data-style-name="N144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60" style:family="table-cell" style:parent-style-name="Default" style:data-style-name="N139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61" style:family="table-cell" style:parent-style-name="Default" style:data-style-name="N139">
      <style:text-properties style:font-name="Ari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Segoe UI Light" style:font-style-complex="normal" style:font-style-asian="normal" style:font-weight-complex="normal" style:font-weight-asian="normal" style:font-size-complex="9pt" style:font-size-asian="9pt" style:font-name-complex="Segoe UI Light" style:use-window-font-color="true" style:text-position="0% 100%" style:text-outline="false" fo:font-style="normal" style:text-line-through-type="none" style:text-underline-style="none" style:text-underline-color="font-color" fo:font-weight="normal" fo:font-size="9pt" fo:text-shadow="none"/>
    </style:style>
    <style:style style:name="T3" style:family="text">
      <style:text-properties style:font-name="Segoe UI Light" style:font-style-complex="normal" style:font-style-asian="normal" style:font-size-complex="9pt" style:font-size-asian="9pt" style:font-name-complex="Segoe UI Light" style:use-window-font-color="true" style:text-position="0% 100%" style:text-outline="false" fo:font-style="normal" style:text-line-through-type="none" style:text-underline-style="none" style:text-underline-color="font-color" fo:font-size="9pt" fo:text-shadow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beitszeit" table:style-name="ta1" table:protected="true" table:print-ranges="Arbeitszeit.A1:Arbeitszeit.M55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ce75"/>
        <table:table-column table:style-name="co3" table:number-columns-repeated="2" table:default-cell-style-name="ce75"/>
        <table:table-column table:style-name="co4" table:default-cell-style-name="ce75"/>
        <table:table-column table:style-name="co3" table:default-cell-style-name="ce75"/>
        <table:table-column table:style-name="co5" table:default-cell-style-name="ce75"/>
        <table:table-column table:style-name="co6" table:default-cell-style-name="ce75"/>
        <table:table-column table:style-name="co7" table:default-cell-style-name="ce75"/>
        <table:table-column table:style-name="co1" table:default-cell-style-name="ce75"/>
        <table:table-column table:style-name="co8" table:default-cell-style-name="ce75"/>
        <table:table-column table:style-name="co9" table:default-cell-style-name="ce8"/>
        <table:table-column table:style-name="co1" table:default-cell-style-name="ce8"/>
        <table:table-column table:style-name="co10" table:number-columns-repeated="2" table:default-cell-style-name="Default"/>
        <table:table-row table:style-name="ro1">
          <table:table-cell/>
          <table:table-cell table:style-name="ce14" office:value-type="string" calcext:value-type="string">
            <text:p>Vorlage zur Dokumentation der täglichen Arbeitszeit</text:p>
          </table:table-cell>
          <table:table-cell table:style-name="ce76"/>
          <table:table-cell table:style-name="ce31" table:number-columns-repeated="4"/>
          <table:table-cell table:style-name="ce110"/>
          <table:table-cell table:style-name="ce31" table:number-columns-repeated="3"/>
          <table:table-cell table:number-columns-repeated="4"/>
        </table:table-row>
        <table:table-row table:style-name="ro2">
          <table:table-cell/>
          <table:table-cell table:style-name="ce8" table:number-columns-repeated="10"/>
          <table:table-cell table:style-name="ce141"/>
          <table:table-cell table:number-columns-repeated="3"/>
        </table:table-row>
        <table:table-row table:style-name="ro3">
          <table:table-cell/>
          <table:table-cell table:style-name="ce20" office:value-type="string" calcext:value-type="string">
            <text:p>Firma:</text:p>
          </table:table-cell>
          <table:table-cell table:style-name="ce8" table:number-columns-repeated="2"/>
          <table:table-cell table:style-name="ce87" table:number-columns-spanned="5" table:number-rows-spanned="1"/>
          <table:covered-table-cell table:number-columns-repeated="3" table:style-name="ce95"/>
          <table:covered-table-cell table:style-name="ce119"/>
          <table:table-cell table:style-name="ce127"/>
          <table:table-cell table:style-name="ce47"/>
          <table:table-cell table:number-columns-repeated="4"/>
        </table:table-row>
        <table:table-row table:style-name="ro2">
          <table:table-cell/>
          <table:table-cell table:style-name="ce8" table:number-columns-repeated="6"/>
          <table:table-cell table:style-name="ce77" table:number-columns-repeated="3"/>
          <table:table-cell table:style-name="ce31"/>
          <table:table-cell table:number-columns-repeated="4"/>
        </table:table-row>
        <table:table-row table:style-name="ro3">
          <table:table-cell/>
          <table:table-cell table:style-name="ce24" office:value-type="string" calcext:value-type="string">
            <text:p>Name des Mitarbeiters:</text:p>
          </table:table-cell>
          <table:table-cell table:style-name="ce77" table:number-columns-repeated="2"/>
          <table:table-cell table:style-name="ce87" table:number-columns-spanned="5" table:number-rows-spanned="1"/>
          <table:covered-table-cell table:number-columns-repeated="3" table:style-name="ce95"/>
          <table:covered-table-cell table:style-name="ce119"/>
          <table:table-cell table:style-name="ce128"/>
          <table:table-cell table:style-name="ce135"/>
          <table:table-cell table:number-columns-repeated="4"/>
        </table:table-row>
        <table:table-row table:style-name="ro2">
          <table:table-cell/>
          <table:table-cell table:style-name="ce28"/>
          <table:table-cell table:style-name="ce31"/>
          <table:table-cell table:style-name="ce83" table:number-columns-repeated="4"/>
          <table:table-cell table:style-name="ce111"/>
          <table:table-cell table:style-name="ce120" table:number-columns-repeated="3"/>
          <table:table-cell table:number-columns-repeated="4"/>
        </table:table-row>
        <table:table-row table:style-name="ro3">
          <table:table-cell/>
          <table:table-cell table:style-name="ce24" office:value-type="string" calcext:value-type="string">
            <text:p>Mitarbeiternummer:</text:p>
          </table:table-cell>
          <table:table-cell table:style-name="ce31"/>
          <table:table-cell table:style-name="ce84"/>
          <table:table-cell table:style-name="ce88"/>
          <table:table-cell table:style-name="ce39" office:value-type="string" calcext:value-type="string" table:number-columns-spanned="2" table:number-rows-spanned="1">
            <text:p>Monat/Jahr<text:span text:style-name="T2">: </text:span><text:span text:style-name="T3"> </text:span></text:p>
          </table:table-cell>
          <table:covered-table-cell table:style-name="ce39"/>
          <table:table-cell table:style-name="ce112" office:value-type="date" office:date-value="2020-09-01" calcext:value-type="date" table:number-columns-spanned="2" table:number-rows-spanned="1">
            <office:annotation draw:style-name="gr1" draw:text-style-name="P2" svg:width="2.899cm" svg:height="1.799cm" svg:x="16.836cm" svg:y="0.748cm" draw:caption-point-x="-0.61cm" draw:caption-point-y="1.51cm">
              <meta:date-string>27/09/2020</meta:date-string>
              <text:p text:style-name="P1"><text:span text:style-name="T1">Den ersten Tag des Monats hier eingeben </text:span></text:p>
              <text:p text:style-name="P1"><text:span text:style-name="T1">z.B. 1.9.2020 </text:span></text:p>
            </office:annotation>
            <text:p>September 2020</text:p>
          </table:table-cell>
          <table:covered-table-cell table:style-name="ce121"/>
          <table:table-cell table:style-name="ce129"/>
          <table:table-cell table:style-name="ce136"/>
          <table:table-cell table:number-columns-repeated="4"/>
        </table:table-row>
        <table:table-row table:style-name="ro2">
          <table:table-cell/>
          <table:table-cell table:style-name="ce31" table:number-columns-repeated="6"/>
          <table:table-cell table:style-name="ce8" table:number-columns-repeated="4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1" table:number-rows-spanned="2">
            <text:p>Kalendertag</text:p>
          </table:table-cell>
          <table:table-cell table:style-name="ce78" office:value-type="string" calcext:value-type="string">
            <text:p>Beginn</text:p>
          </table:table-cell>
          <table:table-cell table:style-name="ce78" office:value-type="string" calcext:value-type="string">
            <text:p>Pause</text:p>
          </table:table-cell>
          <table:table-cell table:style-name="ce78" office:value-type="string" calcext:value-type="string">
            <text:p>Ende</text:p>
          </table:table-cell>
          <table:table-cell table:style-name="ce78" office:value-type="string" calcext:value-type="string">
            <text:p>Dauer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Stunden</text:p>
          </table:table-cell>
          <table:table-cell table:style-name="ce35" office:value-type="string" calcext:value-type="string" table:number-columns-spanned="4" table:number-rows-spanned="2">
            <text:p>Bemerkungen</text:p>
          </table:table-cell>
          <table:covered-table-cell table:number-columns-repeated="2" table:style-name="ce130"/>
          <table:covered-table-cell table:style-name="ce100"/>
          <table:table-cell table:number-columns-repeated="3"/>
        </table:table-row>
        <table:table-row table:style-name="ro4">
          <table:table-cell/>
          <table:covered-table-cell table:style-name="ce9"/>
          <table:table-cell table:style-name="ce79" office:value-type="string" calcext:value-type="string">
            <text:p>(Uhrzeit)</text:p>
          </table:table-cell>
          <table:table-cell table:style-name="ce79" office:value-type="string" calcext:value-type="string">
            <text:p>(Dauer)</text:p>
          </table:table-cell>
          <table:table-cell table:style-name="ce79" office:value-type="string" calcext:value-type="string">
            <text:p>(Uhrzeit)</text:p>
          </table:table-cell>
          <table:table-cell table:style-name="ce79" office:value-type="string" calcext:value-type="string">
            <text:p>(Summe)</text:p>
          </table:table-cell>
          <table:table-cell table:style-name="ce105"/>
          <table:table-cell table:style-name="ce105" office:value-type="string" calcext:value-type="string">
            <text:p>Soll</text:p>
          </table:table-cell>
          <table:covered-table-cell table:style-name="ce94"/>
          <table:covered-table-cell table:number-columns-repeated="2" table:style-name="ce131"/>
          <table:covered-table-cell table:style-name="ce104"/>
          <table:table-cell table:number-columns-repeated="3"/>
        </table:table-row>
        <table:table-row table:style-name="ro5">
          <table:table-cell/>
          <table:table-cell table:style-name="ce33" table:formula="of:=([.$H$7]+ROW([.B1])-1)*(MONTH([.H7]+1)=MONTH([.$H$7]))" office:value-type="float" office:value="44075" calcext:value-type="float">
            <text:p>Di, 01</text:p>
          </table:table-cell>
          <table:table-cell table:style-name="ce80" office:value-type="float" office:value="900" calcext:value-type="float">
            <office:annotation draw:style-name="gr1" draw:text-style-name="P2" svg:width="2.899cm" svg:height="1.799cm" svg:x="6.537cm" svg:y="2.362cm" draw:caption-point-x="-0.61cm" draw:caption-point-y="1.51cm">
              <meta:date-string>27/09/2020</meta:date-string>
              <text:p text:style-name="P1"><text:span text:style-name="T1">Uhrzeit als fortlaufende Zahl eingeben</text:span></text:p>
              <text:p text:style-name="P1"><text:span text:style-name="T1">z.B. 915 für 9:15 <text:s/></text:span></text:p>
            </office:annotation>
            <text:p>9:00</text:p>
          </table:table-cell>
          <table:table-cell table:style-name="ce80" office:value-type="float" office:value="30" calcext:value-type="float">
            <text:p>:30</text:p>
          </table:table-cell>
          <table:table-cell table:style-name="ce80" office:value-type="float" office:value="1730" calcext:value-type="float">
            <text:p>17:30</text:p>
          </table:table-cell>
          <table:table-cell table:style-name="ce97" table:formula="of:=MOD(VALUE(TEXT([.E11];&quot;00&quot;&quot;:&quot;&quot;00&quot;))-VALUE(TEXT([.D11];&quot;00&quot;&quot;:&quot;&quot;00&quot;))-VALUE(TEXT([.C11];&quot;00&quot;&quot;:&quot;&quot;00&quot;));1)" office:value-type="time" office:time-value="PT08H00M00S" calcext:value-type="time">
            <text:p>8:00</text:p>
          </table:table-cell>
          <table:table-cell table:style-name="ce106"/>
          <table:table-cell table:style-name="ce57" table:formula="of:=IF(OR(TRIM([.G11])=&quot;F&quot;;TRIM([.G11])=&quot;K&quot;;TRIM([.G11])=&quot;UU&quot;;TRIM([.G11])=&quot;U&quot;;WEEKDAY([.B11];2)&gt;5);&quot;&quot;;VALUE(TEXT([$Einstellungen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 table:style-name="ce13"/>
          <table:table-cell table:style-name="ce33" table:formula="of:=([.$H$7]+ROW([.B2])-1)*(MONTH([.B11]+1)=MONTH([.$H$7]))" office:value-type="float" office:value="44076" calcext:value-type="float">
            <text:p>Mi, 02</text:p>
          </table:table-cell>
          <table:table-cell table:style-name="ce80" table:number-columns-repeated="3"/>
          <table:table-cell table:style-name="ce97" table:formula="of:=MOD(VALUE(TEXT([.E12];&quot;00&quot;&quot;:&quot;&quot;00&quot;))-VALUE(TEXT([.D12];&quot;00&quot;&quot;:&quot;&quot;00&quot;))-VALUE(TEXT([.C12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12])=&quot;F&quot;;TRIM([.G12])=&quot;K&quot;;TRIM([.G12])=&quot;UU&quot;;TRIM([.G12])=&quot;U&quot;;WEEKDAY([.B12];2)&gt;5);&quot;&quot;;VALUE(TEXT([$Einstellungen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 table:style-name="ce13"/>
          <table:table-cell table:style-name="ce33" table:formula="of:=([.$H$7]+ROW([.B3])-1)*(MONTH([.B12]+1)=MONTH([.$H$7]))" office:value-type="float" office:value="44077" calcext:value-type="float">
            <text:p>Do, 03</text:p>
          </table:table-cell>
          <table:table-cell table:style-name="ce80" table:number-columns-repeated="3"/>
          <table:table-cell table:style-name="ce97" table:formula="of:=MOD(VALUE(TEXT([.E13];&quot;00&quot;&quot;:&quot;&quot;00&quot;))-VALUE(TEXT([.D13];&quot;00&quot;&quot;:&quot;&quot;00&quot;))-VALUE(TEXT([.C13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13])=&quot;F&quot;;TRIM([.G13])=&quot;K&quot;;TRIM([.G13])=&quot;UU&quot;;TRIM([.G13])=&quot;U&quot;;WEEKDAY([.B13];2)&gt;5);&quot;&quot;;VALUE(TEXT([$Einstellungen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33" table:formula="of:=([.$H$7]+ROW([.B4])-1)*(MONTH([.B13]+1)=MONTH([.$H$7]))" office:value-type="float" office:value="44078" calcext:value-type="float">
            <text:p>Fr, 04</text:p>
          </table:table-cell>
          <table:table-cell table:style-name="ce80" table:number-columns-repeated="3"/>
          <table:table-cell table:style-name="ce97" table:formula="of:=MOD(VALUE(TEXT([.E14];&quot;00&quot;&quot;:&quot;&quot;00&quot;))-VALUE(TEXT([.D14];&quot;00&quot;&quot;:&quot;&quot;00&quot;))-VALUE(TEXT([.C14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14])=&quot;F&quot;;TRIM([.G14])=&quot;K&quot;;TRIM([.G14])=&quot;UU&quot;;TRIM([.G14])=&quot;U&quot;;WEEKDAY([.B14];2)&gt;5);&quot;&quot;;VALUE(TEXT([$Einstellungen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33" table:formula="of:=([.$H$7]+ROW([.B5])-1)*(MONTH([.B14]+1)=MONTH([.$H$7]))" office:value-type="float" office:value="44079" calcext:value-type="float">
            <text:p>Sa, 05</text:p>
          </table:table-cell>
          <table:table-cell table:style-name="ce80" table:number-columns-repeated="3"/>
          <table:table-cell table:style-name="ce97" table:formula="of:=MOD(VALUE(TEXT([.E15];&quot;00&quot;&quot;:&quot;&quot;00&quot;))-VALUE(TEXT([.D15];&quot;00&quot;&quot;:&quot;&quot;00&quot;))-VALUE(TEXT([.C15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15])=&quot;F&quot;;TRIM([.G15])=&quot;K&quot;;TRIM([.G15])=&quot;UU&quot;;TRIM([.G15])=&quot;U&quot;;WEEKDAY([.B15];2)&gt;5);&quot;&quot;;VALUE(TEXT([$Einstellungen.$C$6];&quot;00&quot;&quot;:&quot;&quot;00&quot;)))">
            <text:p/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style-name="ce145"/>
          <table:table-cell table:number-columns-repeated="2"/>
        </table:table-row>
        <table:table-row table:style-name="ro5">
          <table:table-cell/>
          <table:table-cell table:style-name="ce33" table:formula="of:=([.$H$7]+ROW([.B6])-1)*(MONTH([.B15]+1)=MONTH([.$H$7]))" office:value-type="float" office:value="44080" calcext:value-type="float">
            <text:p>So, 06</text:p>
          </table:table-cell>
          <table:table-cell table:style-name="ce80" table:number-columns-repeated="3"/>
          <table:table-cell table:style-name="ce97" table:formula="of:=MOD(VALUE(TEXT([.E16];&quot;00&quot;&quot;:&quot;&quot;00&quot;))-VALUE(TEXT([.D16];&quot;00&quot;&quot;:&quot;&quot;00&quot;))-VALUE(TEXT([.C16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16])=&quot;F&quot;;TRIM([.G16])=&quot;K&quot;;TRIM([.G16])=&quot;UU&quot;;TRIM([.G16])=&quot;U&quot;;WEEKDAY([.B16];2)&gt;5);&quot;&quot;;VALUE(TEXT([$Einstellungen.$C$6];&quot;00&quot;&quot;:&quot;&quot;00&quot;)))">
            <text:p/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style-name="ce145"/>
          <table:table-cell table:number-columns-repeated="2"/>
        </table:table-row>
        <table:table-row table:style-name="ro5">
          <table:table-cell/>
          <table:table-cell table:style-name="ce33" table:formula="of:=([.$H$7]+ROW([.B7])-1)*(MONTH([.B16]+1)=MONTH([.$H$7]))" office:value-type="float" office:value="44081" calcext:value-type="float">
            <text:p>Mo, 07</text:p>
          </table:table-cell>
          <table:table-cell table:style-name="ce80" table:number-columns-repeated="3"/>
          <table:table-cell table:style-name="ce97" table:formula="of:=MOD(VALUE(TEXT([.E17];&quot;00&quot;&quot;:&quot;&quot;00&quot;))-VALUE(TEXT([.D17];&quot;00&quot;&quot;:&quot;&quot;00&quot;))-VALUE(TEXT([.C17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17])=&quot;F&quot;;TRIM([.G17])=&quot;K&quot;;TRIM([.G17])=&quot;UU&quot;;TRIM([.G17])=&quot;U&quot;;WEEKDAY([.B17];2)&gt;5);&quot;&quot;;VALUE(TEXT([$Einstellungen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33" table:formula="of:=([.$H$7]+ROW([.B8])-1)*(MONTH([.B17]+1)=MONTH([.$H$7]))" office:value-type="float" office:value="44082" calcext:value-type="float">
            <text:p>Di, 08</text:p>
          </table:table-cell>
          <table:table-cell table:style-name="ce80" table:number-columns-repeated="3"/>
          <table:table-cell table:style-name="ce97" table:formula="of:=MOD(VALUE(TEXT([.E18];&quot;00&quot;&quot;:&quot;&quot;00&quot;))-VALUE(TEXT([.D18];&quot;00&quot;&quot;:&quot;&quot;00&quot;))-VALUE(TEXT([.C18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18])=&quot;F&quot;;TRIM([.G18])=&quot;K&quot;;TRIM([.G18])=&quot;UU&quot;;TRIM([.G18])=&quot;U&quot;;WEEKDAY([.B18];2)&gt;5);&quot;&quot;;VALUE(TEXT([$Einstellungen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33" table:formula="of:=([.$H$7]+ROW([.B9])-1)*(MONTH([.B18]+1)=MONTH([.$H$7]))" office:value-type="float" office:value="44083" calcext:value-type="float">
            <text:p>Mi, 09</text:p>
          </table:table-cell>
          <table:table-cell table:style-name="ce80" table:number-columns-repeated="3"/>
          <table:table-cell table:style-name="ce97" table:formula="of:=MOD(VALUE(TEXT([.E19];&quot;00&quot;&quot;:&quot;&quot;00&quot;))-VALUE(TEXT([.D19];&quot;00&quot;&quot;:&quot;&quot;00&quot;))-VALUE(TEXT([.C19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19])=&quot;F&quot;;TRIM([.G19])=&quot;K&quot;;TRIM([.G19])=&quot;UU&quot;;TRIM([.G19])=&quot;U&quot;;WEEKDAY([.B19];2)&gt;5);&quot;&quot;;VALUE(TEXT([$Einstellungen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33" table:formula="of:=([.$H$7]+ROW([.B10])-1)*(MONTH([.B19]+1)=MONTH([.$H$7]))" office:value-type="float" office:value="44084" calcext:value-type="float">
            <text:p>Do, 10</text:p>
          </table:table-cell>
          <table:table-cell table:style-name="ce80" table:number-columns-repeated="3"/>
          <table:table-cell table:style-name="ce97" table:formula="of:=MOD(VALUE(TEXT([.E20];&quot;00&quot;&quot;:&quot;&quot;00&quot;))-VALUE(TEXT([.D20];&quot;00&quot;&quot;:&quot;&quot;00&quot;))-VALUE(TEXT([.C20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20])=&quot;F&quot;;TRIM([.G20])=&quot;K&quot;;TRIM([.G20])=&quot;UU&quot;;TRIM([.G20])=&quot;U&quot;;WEEKDAY([.B20];2)&gt;5);&quot;&quot;;VALUE(TEXT([$Einstellungen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33" table:formula="of:=([.$H$7]+ROW([.B11])-1)*(MONTH([.B20]+1)=MONTH([.$H$7]))" office:value-type="float" office:value="44085" calcext:value-type="float">
            <text:p>Fr, 11</text:p>
          </table:table-cell>
          <table:table-cell table:style-name="ce80" table:number-columns-repeated="3"/>
          <table:table-cell table:style-name="ce97" table:formula="of:=MOD(VALUE(TEXT([.E21];&quot;00&quot;&quot;:&quot;&quot;00&quot;))-VALUE(TEXT([.D21];&quot;00&quot;&quot;:&quot;&quot;00&quot;))-VALUE(TEXT([.C21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21])=&quot;F&quot;;TRIM([.G21])=&quot;K&quot;;TRIM([.G21])=&quot;UU&quot;;TRIM([.G21])=&quot;U&quot;;WEEKDAY([.B21];2)&gt;5);&quot;&quot;;VALUE(TEXT([$Einstellungen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33" table:formula="of:=([.$H$7]+ROW([.B12])-1)*(MONTH([.B21]+1)=MONTH([.$H$7]))" office:value-type="float" office:value="44086" calcext:value-type="float">
            <text:p>Sa, 12</text:p>
          </table:table-cell>
          <table:table-cell table:style-name="ce80" table:number-columns-repeated="3"/>
          <table:table-cell table:style-name="ce97" table:formula="of:=MOD(VALUE(TEXT([.E22];&quot;00&quot;&quot;:&quot;&quot;00&quot;))-VALUE(TEXT([.D22];&quot;00&quot;&quot;:&quot;&quot;00&quot;))-VALUE(TEXT([.C22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22])=&quot;F&quot;;TRIM([.G22])=&quot;K&quot;;TRIM([.G22])=&quot;UU&quot;;TRIM([.G22])=&quot;U&quot;;WEEKDAY([.B22];2)&gt;5);&quot;&quot;;VALUE(TEXT([$Einstellungen.$C$6];&quot;00&quot;&quot;:&quot;&quot;00&quot;)))">
            <text:p/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33" table:formula="of:=([.$H$7]+ROW([.B13])-1)*(MONTH([.B22]+1)=MONTH([.$H$7]))" office:value-type="float" office:value="44087" calcext:value-type="float">
            <text:p>So, 13</text:p>
          </table:table-cell>
          <table:table-cell table:style-name="ce80" table:number-columns-repeated="3"/>
          <table:table-cell table:style-name="ce97" table:formula="of:=MOD(VALUE(TEXT([.E23];&quot;00&quot;&quot;:&quot;&quot;00&quot;))-VALUE(TEXT([.D23];&quot;00&quot;&quot;:&quot;&quot;00&quot;))-VALUE(TEXT([.C23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23])=&quot;F&quot;;TRIM([.G23])=&quot;K&quot;;TRIM([.G23])=&quot;UU&quot;;TRIM([.G23])=&quot;U&quot;;WEEKDAY([.B23];2)&gt;5);&quot;&quot;;VALUE(TEXT([$Einstellungen.$C$6];&quot;00&quot;&quot;:&quot;&quot;00&quot;)))">
            <text:p/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33" table:formula="of:=([.$H$7]+ROW([.B14])-1)*(MONTH([.B23]+1)=MONTH([.$H$7]))" office:value-type="float" office:value="44088" calcext:value-type="float">
            <text:p>Mo, 14</text:p>
          </table:table-cell>
          <table:table-cell table:style-name="ce80" table:number-columns-repeated="3"/>
          <table:table-cell table:style-name="ce97" table:formula="of:=MOD(VALUE(TEXT([.E24];&quot;00&quot;&quot;:&quot;&quot;00&quot;))-VALUE(TEXT([.D24];&quot;00&quot;&quot;:&quot;&quot;00&quot;))-VALUE(TEXT([.C24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24])=&quot;F&quot;;TRIM([.G24])=&quot;K&quot;;TRIM([.G24])=&quot;UU&quot;;TRIM([.G24])=&quot;U&quot;;WEEKDAY([.B24];2)&gt;5);&quot;&quot;;VALUE(TEXT([$Einstellungen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33" table:formula="of:=([.$H$7]+ROW([.B15])-1)*(MONTH([.B24]+1)=MONTH([.$H$7]))" office:value-type="float" office:value="44089" calcext:value-type="float">
            <text:p>Di, 15</text:p>
          </table:table-cell>
          <table:table-cell table:style-name="ce80" table:number-columns-repeated="3"/>
          <table:table-cell table:style-name="ce97" table:formula="of:=MOD(VALUE(TEXT([.E25];&quot;00&quot;&quot;:&quot;&quot;00&quot;))-VALUE(TEXT([.D25];&quot;00&quot;&quot;:&quot;&quot;00&quot;))-VALUE(TEXT([.C25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25])=&quot;F&quot;;TRIM([.G25])=&quot;K&quot;;TRIM([.G25])=&quot;UU&quot;;TRIM([.G25])=&quot;U&quot;;WEEKDAY([.B25];2)&gt;5);&quot;&quot;;VALUE(TEXT([$Einstellungen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33" table:formula="of:=([.$H$7]+ROW([.B16])-1)*(MONTH([.B25]+1)=MONTH([.$H$7]))" office:value-type="float" office:value="44090" calcext:value-type="float">
            <text:p>Mi, 16</text:p>
          </table:table-cell>
          <table:table-cell table:style-name="ce80" table:number-columns-repeated="3"/>
          <table:table-cell table:style-name="ce97" table:formula="of:=MOD(VALUE(TEXT([.E26];&quot;00&quot;&quot;:&quot;&quot;00&quot;))-VALUE(TEXT([.D26];&quot;00&quot;&quot;:&quot;&quot;00&quot;))-VALUE(TEXT([.C26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26])=&quot;F&quot;;TRIM([.G26])=&quot;K&quot;;TRIM([.G26])=&quot;UU&quot;;TRIM([.G26])=&quot;U&quot;;WEEKDAY([.B26];2)&gt;5);&quot;&quot;;VALUE(TEXT([$Einstellungen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33" table:formula="of:=([.$H$7]+ROW([.B17])-1)*(MONTH([.B26]+1)=MONTH([.$H$7]))" office:value-type="float" office:value="44091" calcext:value-type="float">
            <text:p>Do, 17</text:p>
          </table:table-cell>
          <table:table-cell table:style-name="ce80" table:number-columns-repeated="3"/>
          <table:table-cell table:style-name="ce97" table:formula="of:=MOD(VALUE(TEXT([.E27];&quot;00&quot;&quot;:&quot;&quot;00&quot;))-VALUE(TEXT([.D27];&quot;00&quot;&quot;:&quot;&quot;00&quot;))-VALUE(TEXT([.C27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27])=&quot;F&quot;;TRIM([.G27])=&quot;K&quot;;TRIM([.G27])=&quot;UU&quot;;TRIM([.G27])=&quot;U&quot;;WEEKDAY([.B27];2)&gt;5);&quot;&quot;;VALUE(TEXT([$Einstellungen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33" table:formula="of:=([.$H$7]+ROW([.B18])-1)*(MONTH([.B27]+1)=MONTH([.$H$7]))" office:value-type="float" office:value="44092" calcext:value-type="float">
            <text:p>Fr, 18</text:p>
          </table:table-cell>
          <table:table-cell table:style-name="ce80" table:number-columns-repeated="3"/>
          <table:table-cell table:style-name="ce97" table:formula="of:=MOD(VALUE(TEXT([.E28];&quot;00&quot;&quot;:&quot;&quot;00&quot;))-VALUE(TEXT([.D28];&quot;00&quot;&quot;:&quot;&quot;00&quot;))-VALUE(TEXT([.C28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28])=&quot;F&quot;;TRIM([.G28])=&quot;K&quot;;TRIM([.G28])=&quot;UU&quot;;TRIM([.G28])=&quot;U&quot;;WEEKDAY([.B28];2)&gt;5);&quot;&quot;;VALUE(TEXT([$Einstellungen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33" table:formula="of:=([.$H$7]+ROW([.B19])-1)*(MONTH([.B28]+1)=MONTH([.$H$7]))" office:value-type="float" office:value="44093" calcext:value-type="float">
            <text:p>Sa, 19</text:p>
          </table:table-cell>
          <table:table-cell table:style-name="ce80" table:number-columns-repeated="3"/>
          <table:table-cell table:style-name="ce97" table:formula="of:=MOD(VALUE(TEXT([.E29];&quot;00&quot;&quot;:&quot;&quot;00&quot;))-VALUE(TEXT([.D29];&quot;00&quot;&quot;:&quot;&quot;00&quot;))-VALUE(TEXT([.C29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29])=&quot;F&quot;;TRIM([.G29])=&quot;K&quot;;TRIM([.G29])=&quot;UU&quot;;TRIM([.G29])=&quot;U&quot;;WEEKDAY([.B29];2)&gt;5);&quot;&quot;;VALUE(TEXT([$Einstellungen.$C$6];&quot;00&quot;&quot;:&quot;&quot;00&quot;)))">
            <text:p/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33" table:formula="of:=([.$H$7]+ROW([.B20])-1)*(MONTH([.B29]+1)=MONTH([.$H$7]))" office:value-type="float" office:value="44094" calcext:value-type="float">
            <text:p>So, 20</text:p>
          </table:table-cell>
          <table:table-cell table:style-name="ce80" table:number-columns-repeated="3"/>
          <table:table-cell table:style-name="ce97" table:formula="of:=MOD(VALUE(TEXT([.E30];&quot;00&quot;&quot;:&quot;&quot;00&quot;))-VALUE(TEXT([.D30];&quot;00&quot;&quot;:&quot;&quot;00&quot;))-VALUE(TEXT([.C30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30])=&quot;F&quot;;TRIM([.G30])=&quot;K&quot;;TRIM([.G30])=&quot;UU&quot;;TRIM([.G30])=&quot;U&quot;;WEEKDAY([.B30];2)&gt;5);&quot;&quot;;VALUE(TEXT([$Einstellungen.$C$6];&quot;00&quot;&quot;:&quot;&quot;00&quot;)))">
            <text:p/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33" table:formula="of:=([.$H$7]+ROW([.B21])-1)*(MONTH([.B30]+1)=MONTH([.$H$7]))" office:value-type="float" office:value="44095" calcext:value-type="float">
            <text:p>Mo, 21</text:p>
          </table:table-cell>
          <table:table-cell table:style-name="ce80" table:number-columns-repeated="3"/>
          <table:table-cell table:style-name="ce97" table:formula="of:=MOD(VALUE(TEXT([.E31];&quot;00&quot;&quot;:&quot;&quot;00&quot;))-VALUE(TEXT([.D31];&quot;00&quot;&quot;:&quot;&quot;00&quot;))-VALUE(TEXT([.C31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31])=&quot;F&quot;;TRIM([.G31])=&quot;K&quot;;TRIM([.G31])=&quot;UU&quot;;TRIM([.G31])=&quot;U&quot;;WEEKDAY([.B31];2)&gt;5);&quot;&quot;;VALUE(TEXT([$Einstellungen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33" table:formula="of:=([.$H$7]+ROW([.B22])-1)*(MONTH([.B31]+1)=MONTH([.$H$7]))" office:value-type="float" office:value="44096" calcext:value-type="float">
            <text:p>Di, 22</text:p>
          </table:table-cell>
          <table:table-cell table:style-name="ce80" table:number-columns-repeated="3"/>
          <table:table-cell table:style-name="ce97" table:formula="of:=MOD(VALUE(TEXT([.E32];&quot;00&quot;&quot;:&quot;&quot;00&quot;))-VALUE(TEXT([.D32];&quot;00&quot;&quot;:&quot;&quot;00&quot;))-VALUE(TEXT([.C32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32])=&quot;F&quot;;TRIM([.G32])=&quot;K&quot;;TRIM([.G32])=&quot;UU&quot;;TRIM([.G32])=&quot;U&quot;;WEEKDAY([.B32];2)&gt;5);&quot;&quot;;VALUE(TEXT([$Einstellungen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33" table:formula="of:=([.$H$7]+ROW([.B23])-1)*(MONTH([.B32]+1)=MONTH([.$H$7]))" office:value-type="float" office:value="44097" calcext:value-type="float">
            <text:p>Mi, 23</text:p>
          </table:table-cell>
          <table:table-cell table:style-name="ce80" table:number-columns-repeated="3"/>
          <table:table-cell table:style-name="ce97" table:formula="of:=MOD(VALUE(TEXT([.E33];&quot;00&quot;&quot;:&quot;&quot;00&quot;))-VALUE(TEXT([.D33];&quot;00&quot;&quot;:&quot;&quot;00&quot;))-VALUE(TEXT([.C33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33])=&quot;F&quot;;TRIM([.G33])=&quot;K&quot;;TRIM([.G33])=&quot;UU&quot;;TRIM([.G33])=&quot;U&quot;;WEEKDAY([.B33];2)&gt;5);&quot;&quot;;VALUE(TEXT([$Einstellungen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33" table:formula="of:=([.$H$7]+ROW([.B24])-1)*(MONTH([.B33]+1)=MONTH([.$H$7]))" office:value-type="float" office:value="44098" calcext:value-type="float">
            <text:p>Do, 24</text:p>
          </table:table-cell>
          <table:table-cell table:style-name="ce80" table:number-columns-repeated="3"/>
          <table:table-cell table:style-name="ce97" table:formula="of:=MOD(VALUE(TEXT([.E34];&quot;00&quot;&quot;:&quot;&quot;00&quot;))-VALUE(TEXT([.D34];&quot;00&quot;&quot;:&quot;&quot;00&quot;))-VALUE(TEXT([.C34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34])=&quot;F&quot;;TRIM([.G34])=&quot;K&quot;;TRIM([.G34])=&quot;UU&quot;;TRIM([.G34])=&quot;U&quot;;WEEKDAY([.B34];2)&gt;5);&quot;&quot;;VALUE(TEXT([$Einstellungen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33" table:formula="of:=([.$H$7]+ROW([.B25])-1)*(MONTH([.B34]+1)=MONTH([.$H$7]))" office:value-type="float" office:value="44099" calcext:value-type="float">
            <text:p>Fr, 25</text:p>
          </table:table-cell>
          <table:table-cell table:style-name="ce80" table:number-columns-repeated="3"/>
          <table:table-cell table:style-name="ce97" table:formula="of:=MOD(VALUE(TEXT([.E35];&quot;00&quot;&quot;:&quot;&quot;00&quot;))-VALUE(TEXT([.D35];&quot;00&quot;&quot;:&quot;&quot;00&quot;))-VALUE(TEXT([.C35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35])=&quot;F&quot;;TRIM([.G35])=&quot;K&quot;;TRIM([.G35])=&quot;UU&quot;;TRIM([.G35])=&quot;U&quot;;WEEKDAY([.B35];2)&gt;5);&quot;&quot;;VALUE(TEXT([$Einstellungen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33" table:formula="of:=([.$H$7]+ROW([.B26])-1)*(MONTH([.B35]+1)=MONTH([.$H$7]))" office:value-type="float" office:value="44100" calcext:value-type="float">
            <text:p>Sa, 26</text:p>
          </table:table-cell>
          <table:table-cell table:style-name="ce80" table:number-columns-repeated="3"/>
          <table:table-cell table:style-name="ce97" table:formula="of:=MOD(VALUE(TEXT([.E36];&quot;00&quot;&quot;:&quot;&quot;00&quot;))-VALUE(TEXT([.D36];&quot;00&quot;&quot;:&quot;&quot;00&quot;))-VALUE(TEXT([.C36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36])=&quot;F&quot;;TRIM([.G36])=&quot;K&quot;;TRIM([.G36])=&quot;UU&quot;;TRIM([.G36])=&quot;U&quot;;WEEKDAY([.B36];2)&gt;5);&quot;&quot;;VALUE(TEXT([$Einstellungen.$C$6];&quot;00&quot;&quot;:&quot;&quot;00&quot;)))">
            <text:p/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33" table:formula="of:=([.$H$7]+ROW([.B27])-1)*(MONTH([.B36]+1)=MONTH([.$H$7]))" office:value-type="float" office:value="44101" calcext:value-type="float">
            <text:p>So, 27</text:p>
          </table:table-cell>
          <table:table-cell table:style-name="ce80" table:number-columns-repeated="3"/>
          <table:table-cell table:style-name="ce97" table:formula="of:=MOD(VALUE(TEXT([.E37];&quot;00&quot;&quot;:&quot;&quot;00&quot;))-VALUE(TEXT([.D37];&quot;00&quot;&quot;:&quot;&quot;00&quot;))-VALUE(TEXT([.C37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37])=&quot;F&quot;;TRIM([.G37])=&quot;K&quot;;TRIM([.G37])=&quot;UU&quot;;TRIM([.G37])=&quot;U&quot;;WEEKDAY([.B37];2)&gt;5);&quot;&quot;;VALUE(TEXT([$Einstellungen.$C$6];&quot;00&quot;&quot;:&quot;&quot;00&quot;)))">
            <text:p/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33" table:formula="of:=([.$H$7]+ROW([.B28])-1)*(MONTH([.B37]+1)=MONTH([.$H$7]))" office:value-type="float" office:value="44102" calcext:value-type="float">
            <text:p>Mo, 28</text:p>
          </table:table-cell>
          <table:table-cell table:style-name="ce80" table:number-columns-repeated="3"/>
          <table:table-cell table:style-name="ce97" table:formula="of:=MOD(VALUE(TEXT([.E38];&quot;00&quot;&quot;:&quot;&quot;00&quot;))-VALUE(TEXT([.D38];&quot;00&quot;&quot;:&quot;&quot;00&quot;))-VALUE(TEXT([.C38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38])=&quot;F&quot;;TRIM([.G38])=&quot;K&quot;;TRIM([.G38])=&quot;UU&quot;;TRIM([.G38])=&quot;U&quot;;WEEKDAY([.B38];2)&gt;5);&quot;&quot;;VALUE(TEXT([$Einstellungen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33" table:formula="of:=([.$H$7]+ROW([.B29])-1)*(MONTH([.B38]+1)=MONTH([.$H$7]))" office:value-type="float" office:value="44103" calcext:value-type="float">
            <text:p>Di, 29</text:p>
          </table:table-cell>
          <table:table-cell table:style-name="ce80" table:number-columns-repeated="3"/>
          <table:table-cell table:style-name="ce97" table:formula="of:=MOD(VALUE(TEXT([.E39];&quot;00&quot;&quot;:&quot;&quot;00&quot;))-VALUE(TEXT([.D39];&quot;00&quot;&quot;:&quot;&quot;00&quot;))-VALUE(TEXT([.C39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39])=&quot;F&quot;;TRIM([.G39])=&quot;K&quot;;TRIM([.G39])=&quot;UU&quot;;TRIM([.G39])=&quot;U&quot;;WEEKDAY([.B39];2)&gt;5);&quot;&quot;;VALUE(TEXT([$Einstellungen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33" table:formula="of:=([.$H$7]+ROW([.B30])-1)*(MONTH([.B39]+1)=MONTH([.$H$7]))" office:value-type="float" office:value="44104" calcext:value-type="float">
            <text:p>Mi, 30</text:p>
          </table:table-cell>
          <table:table-cell table:style-name="ce80" table:number-columns-repeated="3"/>
          <table:table-cell table:style-name="ce97" table:formula="of:=MOD(VALUE(TEXT([.E40];&quot;00&quot;&quot;:&quot;&quot;00&quot;))-VALUE(TEXT([.D40];&quot;00&quot;&quot;:&quot;&quot;00&quot;))-VALUE(TEXT([.C40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40])=&quot;F&quot;;TRIM([.G40])=&quot;K&quot;;TRIM([.G40])=&quot;UU&quot;;TRIM([.G40])=&quot;U&quot;;WEEKDAY([.B40];2)&gt;5);&quot;&quot;;VALUE(TEXT([$Einstellungen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33" table:formula="of:=([.$H$7]+ROW([.B31])-1)*(MONTH([.B40]+1)=MONTH([.$H$7]))" office:value-type="float" office:value="0" calcext:value-type="float">
            <text:p/>
          </table:table-cell>
          <table:table-cell table:style-name="ce80" table:number-columns-repeated="3"/>
          <table:table-cell table:style-name="ce97" table:formula="of:=MOD(VALUE(TEXT([.E41];&quot;00&quot;&quot;:&quot;&quot;00&quot;))-VALUE(TEXT([.D41];&quot;00&quot;&quot;:&quot;&quot;00&quot;))-VALUE(TEXT([.C41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41])=&quot;F&quot;;TRIM([.G41])=&quot;K&quot;;TRIM([.G41])=&quot;UU&quot;;TRIM([.G41])=&quot;U&quot;;WEEKDAY([.B41];2)&gt;5);&quot;&quot;;VALUE(TEXT([$Einstellungen.$C$6];&quot;00&quot;&quot;:&quot;&quot;00&quot;)))">
            <text:p/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6">
          <table:table-cell/>
          <table:table-cell table:style-name="ce47" table:number-columns-repeated="3"/>
          <table:table-cell table:style-name="ce89" office:value-type="string" calcext:value-type="string">
            <text:p>Summe:</text:p>
          </table:table-cell>
          <table:table-cell table:style-name="ce98" table:formula="of:=SUM([.F11:.F41])" office:value-type="time" office:time-value="PT08H00M00S" calcext:value-type="time">
            <text:p>8:00</text:p>
          </table:table-cell>
          <table:table-cell table:style-name="ce107"/>
          <table:table-cell table:style-name="ce113" table:formula="of:=SUM([.H11:.H41])" office:value-type="time" office:time-value="PT176H00M00S" calcext:value-type="time">
            <text:p>176:00</text:p>
          </table:table-cell>
          <table:table-cell table:style-name="ce47"/>
          <table:table-cell table:style-name="ce133" table:formula="of:=[.$F$42]-[.$H$42]+VALUE(TEXT([$Einstellungen.$C$8];&quot;00&quot;&quot;:&quot;&quot;00&quot;))" office:value-type="time" office:time-value="-PT168H00M00S" calcext:value-type="time">
            <text:p>-168:00</text:p>
          </table:table-cell>
          <table:table-cell table:style-name="ce137" office:value-type="string" calcext:value-type="string">
            <text:p>Überstunden </text:p>
            <text:p>Gesamt</text:p>
          </table:table-cell>
          <table:table-cell table:style-name="ce143"/>
          <table:table-cell table:number-columns-repeated="2"/>
          <table:table-cell table:style-name="ce146"/>
        </table:table-row>
        <table:table-row table:style-name="ro5">
          <table:table-cell/>
          <table:table-cell table:style-name="ce31" table:number-columns-repeated="6"/>
          <table:table-cell table:style-name="ce114" table:number-columns-repeated="2"/>
          <table:table-cell table:style-name="ce134"/>
          <table:table-cell table:style-name="ce31"/>
          <table:table-cell table:number-columns-repeated="4"/>
        </table:table-row>
        <table:table-row table:style-name="ro5">
          <table:table-cell/>
          <table:table-cell table:style-name="ce31"/>
          <table:table-cell table:style-name="ce81"/>
          <table:table-cell table:style-name="ce85" table:number-columns-repeated="3"/>
          <table:table-cell table:style-name="ce31"/>
          <table:table-cell table:style-name="ce115"/>
          <table:table-cell table:style-name="ce114"/>
          <table:table-cell table:style-name="ce134"/>
          <table:table-cell table:style-name="ce31"/>
          <table:table-cell table:number-columns-repeated="4"/>
        </table:table-row>
        <table:table-row table:style-name="ro7">
          <table:table-cell/>
          <table:table-cell table:style-name="ce47"/>
          <table:table-cell office:value-type="string" calcext:value-type="string">
            <text:p>Datum</text:p>
          </table:table-cell>
          <table:table-cell table:style-name="ce29" office:value-type="string" calcext:value-type="string" table:number-columns-spanned="3" table:number-rows-spanned="1">
            <text:p>Unterschrift des Arbeitnehmers</text:p>
          </table:table-cell>
          <table:covered-table-cell table:number-columns-repeated="2" table:style-name="ce29"/>
          <table:table-cell table:style-name="ce52"/>
          <table:table-cell office:value-type="string" calcext:value-type="string">
            <text:p>Datum</text:p>
          </table:table-cell>
          <table:table-cell table:style-name="ce29" office:value-type="string" calcext:value-type="string" table:number-columns-spanned="3" table:number-rows-spanned="1">
            <text:p>Unterschrift des Arbeitgebers</text:p>
          </table:table-cell>
          <table:covered-table-cell table:style-name="ce29"/>
          <table:covered-table-cell table:style-name="ce138"/>
          <table:table-cell table:number-columns-repeated="4"/>
        </table:table-row>
        <table:table-row table:style-name="ro8">
          <table:table-cell/>
          <table:table-cell table:style-name="ce52" table:number-columns-repeated="9"/>
          <table:table-cell table:style-name="ce8"/>
          <table:table-cell table:number-columns-repeated="4"/>
        </table:table-row>
        <table:table-row table:style-name="ro7">
          <table:table-cell/>
          <table:table-cell table:style-name="ce54" office:value-type="string" calcext:value-type="string">
            <text:p>* Tragen Sie in diese Spalte eines der folgenden Kürzel ein, wenn es für diesen Kalendertag zutrifft:</text:p>
          </table:table-cell>
          <table:table-cell table:style-name="ce52" table:number-columns-repeated="8"/>
          <table:table-cell table:style-name="ce8"/>
          <table:table-cell table:number-columns-repeated="4"/>
        </table:table-row>
        <table:table-row table:style-name="ro2">
          <table:table-cell/>
          <table:table-cell table:style-name="ce52" table:number-columns-repeated="4"/>
          <table:table-cell table:style-name="ce99"/>
          <table:table-cell table:style-name="ce54" table:number-columns-repeated="4"/>
          <table:table-cell table:style-name="ce139"/>
          <table:table-cell table:number-columns-repeated="4"/>
        </table:table-row>
        <table:table-row table:style-name="ro7">
          <table:table-cell/>
          <table:table-cell table:style-name="ce52" table:number-columns-repeated="3"/>
          <table:table-cell table:style-name="ce35" office:value-type="string" calcext:value-type="string" table:number-columns-spanned="2" table:number-rows-spanned="6">
            <text:p>Schlüssel</text:p>
          </table:table-cell>
          <table:covered-table-cell table:style-name="ce100"/>
          <table:table-cell table:style-name="ce99" office:value-type="string" calcext:value-type="string">
            <text:p>K</text:p>
          </table:table-cell>
          <table:table-cell table:style-name="ce47" office:value-type="string" calcext:value-type="string">
            <text:p>Krank</text:p>
          </table:table-cell>
          <table:table-cell table:style-name="ce54" table:number-columns-repeated="2"/>
          <table:table-cell table:style-name="ce139"/>
          <table:table-cell table:number-columns-repeated="4"/>
        </table:table-row>
        <table:table-row table:style-name="ro7">
          <table:table-cell/>
          <table:table-cell table:style-name="ce52" table:number-columns-repeated="3"/>
          <table:covered-table-cell table:style-name="ce92"/>
          <table:covered-table-cell table:style-name="ce102"/>
          <table:table-cell table:style-name="ce99" office:value-type="string" calcext:value-type="string">
            <text:p>U </text:p>
          </table:table-cell>
          <table:table-cell table:style-name="ce47" office:value-type="string" calcext:value-type="string">
            <text:p>Urlaub</text:p>
          </table:table-cell>
          <table:table-cell table:style-name="ce54" table:number-columns-repeated="2"/>
          <table:table-cell table:style-name="ce139"/>
          <table:table-cell table:number-columns-repeated="4"/>
        </table:table-row>
        <table:table-row table:style-name="ro7">
          <table:table-cell/>
          <table:table-cell table:style-name="ce52" table:number-columns-repeated="3"/>
          <table:covered-table-cell table:style-name="ce92"/>
          <table:covered-table-cell table:style-name="ce102"/>
          <table:table-cell table:style-name="ce99" office:value-type="string" calcext:value-type="string">
            <text:p>UU</text:p>
          </table:table-cell>
          <table:table-cell table:style-name="ce47" office:value-type="string" calcext:value-type="string">
            <text:p>unbezahlter Urlaub</text:p>
          </table:table-cell>
          <table:table-cell table:style-name="ce54" table:number-columns-repeated="2"/>
          <table:table-cell table:style-name="ce139"/>
          <table:table-cell table:number-columns-repeated="4"/>
        </table:table-row>
        <table:table-row table:style-name="ro7">
          <table:table-cell/>
          <table:table-cell table:style-name="ce8" table:number-columns-repeated="3"/>
          <table:covered-table-cell table:style-name="ce92"/>
          <table:covered-table-cell table:style-name="ce102"/>
          <table:table-cell table:style-name="ce99" office:value-type="string" calcext:value-type="string">
            <text:p>F</text:p>
          </table:table-cell>
          <table:table-cell table:style-name="ce47" office:value-type="string" calcext:value-type="string">
            <text:p>Feiertag</text:p>
          </table:table-cell>
          <table:table-cell table:style-name="ce52" table:number-columns-repeated="2"/>
          <table:table-cell table:style-name="ce8"/>
          <table:table-cell table:number-columns-repeated="4"/>
        </table:table-row>
        <table:table-row table:style-name="ro7">
          <table:table-cell/>
          <table:table-cell table:style-name="ce8" table:number-columns-repeated="3"/>
          <table:covered-table-cell table:style-name="ce92"/>
          <table:covered-table-cell table:style-name="ce102"/>
          <table:table-cell table:style-name="ce108" office:value-type="string" calcext:value-type="string">
            <text:p>SA</text:p>
          </table:table-cell>
          <table:table-cell table:style-name="ce116" office:value-type="string" calcext:value-type="string">
            <text:p>Stundenweise abwesend</text:p>
          </table:table-cell>
          <table:table-cell table:style-name="ce125" table:number-columns-repeated="2"/>
          <table:table-cell table:style-name="ce140" table:number-columns-repeated="3"/>
          <table:table-cell table:number-columns-repeated="2"/>
        </table:table-row>
        <table:table-row table:style-name="ro7">
          <table:table-cell/>
          <table:table-cell table:style-name="ce8" table:number-columns-repeated="3"/>
          <table:covered-table-cell table:style-name="ce94"/>
          <table:covered-table-cell table:style-name="ce104"/>
          <table:table-cell table:style-name="ce109" office:value-type="string" calcext:value-type="string">
            <text:p>SU</text:p>
          </table:table-cell>
          <table:table-cell table:style-name="ce118" office:value-type="string" calcext:value-type="string">
            <text:p>Stundenweise Urlaub</text:p>
          </table:table-cell>
          <table:table-cell table:style-name="ce126" table:number-columns-repeated="2"/>
          <table:table-cell table:style-name="ce118" table:number-columns-repeated="3"/>
          <table:table-cell table:number-columns-repeated="2"/>
        </table:table-row>
        <table:table-row table:style-name="ro7">
          <table:table-cell table:number-columns-repeated="15"/>
        </table:table-row>
        <table:table-row table:style-name="ro7" table:number-rows-repeated="59945">
          <table:table-cell table:style-name="Default" table:number-columns-repeated="13"/>
          <table:table-cell table:number-columns-repeated="2"/>
        </table:table-row>
        <table:table-row table:style-name="ro7" table:number-rows-repeated="263241">
          <table:table-cell table:number-columns-repeated="15"/>
        </table:table-row>
        <table:table-row table:style-name="ro9" table:number-rows-repeated="725334">
          <table:table-cell table:number-columns-repeated="15"/>
        </table:table-row>
        <table:table-row table:style-name="ro9">
          <table:table-cell table:number-columns-repeated="15"/>
        </table:table-row>
      </table:table>
      <table:table table:name="Einstellungen" table:style-name="ta1" table:protected="true">
        <loext:table-protection loext:select-protected-cells="true" loext:select-unprotected-cells="true"/>
        <table:table-column table:style-name="co1" table:default-cell-style-name="ce147"/>
        <table:table-column table:style-name="co11" table:default-cell-style-name="ce147"/>
        <table:table-column table:style-name="co10" table:default-cell-style-name="ce149"/>
        <table:table-column table:style-name="co10" table:number-columns-repeated="61" table:default-cell-style-name="ce147"/>
        <table:table-row table:style-name="ro10">
          <table:table-cell table:number-columns-repeated="64"/>
        </table:table-row>
        <table:table-row table:style-name="ro10">
          <table:table-cell/>
          <table:table-cell table:style-name="ce148" office:value-type="string" calcext:value-type="string">
            <text:p>Einstellungen</text:p>
          </table:table-cell>
          <table:table-cell table:number-columns-repeated="62"/>
        </table:table-row>
        <table:table-row table:style-name="ro10">
          <table:table-cell table:number-columns-repeated="64"/>
        </table:table-row>
        <table:table-row table:style-name="ro10">
          <table:table-cell/>
          <table:table-cell office:value-type="string" calcext:value-type="string">
            <text:p>Wöchentliche Arbeitszeit</text:p>
          </table:table-cell>
          <table:table-cell table:style-name="ce154" office:value-type="float" office:value="4000" calcext:value-type="float">
            <text:p>40:00</text:p>
          </table:table-cell>
          <table:table-cell table:number-columns-repeated="61"/>
        </table:table-row>
        <table:table-row table:style-name="ro10">
          <table:table-cell/>
          <table:table-cell office:value-type="string" calcext:value-type="string">
            <text:p>Arbeitstage pro Woche</text:p>
          </table:table-cell>
          <table:table-cell table:style-name="ce155" office:value-type="float" office:value="5" calcext:value-type="float">
            <text:p>5</text:p>
          </table:table-cell>
          <table:table-cell table:number-columns-repeated="61"/>
        </table:table-row>
        <table:table-row table:style-name="ro10">
          <table:table-cell/>
          <table:table-cell office:value-type="string" calcext:value-type="string">
            <text:p>Tägliche Arbeitszeit</text:p>
          </table:table-cell>
          <table:table-cell table:style-name="ce159" table:formula="of:=[.$C$4]/[.$C$5]" office:value-type="float" office:value="800" calcext:value-type="float">
            <text:p>8:00</text:p>
          </table:table-cell>
          <table:table-cell table:style-name="ce161"/>
          <table:table-cell table:number-columns-repeated="60"/>
        </table:table-row>
        <table:table-row table:style-name="ro10">
          <table:table-cell table:number-columns-repeated="2"/>
          <table:table-cell table:style-name="ce160"/>
          <table:table-cell table:number-columns-repeated="61"/>
        </table:table-row>
        <table:table-row table:style-name="ro10">
          <table:table-cell/>
          <table:table-cell office:value-type="string" calcext:value-type="string">
            <text:p>Übertrag Überstunden Vormonat</text:p>
          </table:table-cell>
          <table:table-cell table:style-name="ce154" office:value-type="float" office:value="0" calcext:value-type="float">
            <text:p>:</text:p>
          </table:table-cell>
          <table:table-cell table:number-columns-repeated="61"/>
        </table:table-row>
        <table:table-row table:style-name="ro10" table:number-rows-repeated="1048567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 Light" svg:font-family="'Segoe UI Light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currency-style style:name="N108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09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09P0"/>
    </number:currency-style>
    <number:number-style style:name="N110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time-style style:name="N138P0" style:volatile="true">
      <number:hours/>
      <number:text>:</number:text>
      <number:minutes number:style="long"/>
    </number:time-style>
    <number:text-style style:name="N138">
      <number:text-content/>
      <style:map style:condition="value()&lt;=1.79769313486232E+308" style:apply-style-name="N138P0"/>
    </number:text-style>
    <number:time-style style:name="N139" number:truncate-on-overflow="false">
      <number:hours/>
      <number:text>:</number:text>
      <number:minutes number:style="long"/>
    </number:time-style>
    <number:date-style style:name="N140">
      <number:month number:style="long" number:textual="true"/>
      <number:text> </number:text>
      <number:year number:style="long"/>
    </number:date-style>
    <number:date-style style:name="N143P0" style:volatile="true">
      <number:day-of-week/>
      <number:text>, </number:text>
      <number:day number:style="long"/>
    </number:date-style>
    <number:number-style style:name="N143P1" style:volatile="true">
      <number:text/>
    </number:number-style>
    <number:number-style style:name="N143">
      <number:text/>
      <style:map style:condition="value()&gt;0" style:apply-style-name="N143P0"/>
      <style:map style:condition="value()&lt;0" style:apply-style-name="N143P1"/>
    </number:number-style>
    <number:number-style style:name="N144">
      <number:number number:decimal-places="0" loext:min-decimal-places="0" number:min-integer-digits="0">
        <number:embedded-text number:position="2">:</number:embedded-text>
      </number:number>
    </number:number-style>
    <number:number-style style:name="N146P0" style:volatile="true">
      <number:number number:decimal-places="0" loext:min-decimal-places="0" number:min-integer-digits="1"/>
    </number:number-style>
    <number:number-style style:name="N146P1" style:volatile="true">
      <number:text>-</number:text>
      <number:number number:decimal-places="0" loext:min-decimal-places="0" number:min-integer-digits="1"/>
    </number:number-style>
    <number:number-style style:name="N146P2" style:volatile="true">
      <number:text/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0" loext:min-decimal-places="0" number:min-integer-digits="0"/>
    </number:number-style>
    <number:time-style style:name="N148P0" style:volatile="true" number:truncate-on-overflow="false">
      <number:hours/>
      <number:text>:</number:text>
      <number:minutes number:style="long"/>
    </number:time-style>
    <number:text-style style:name="N148">
      <number:text-content/>
      <style:map style:condition="value()&lt;=1.79769313486232E+308" style:apply-style-name="N148P0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date-style style:name="N10126P0" style:volatile="true" number:language="de" number:country="DE">
      <number:day/>
      <number:text>. </number:text>
      <number:month number:textual="true"/>
      <number:text>. </number:text>
      <number:year/>
    </number:date-style>
    <number:text-style style:name="N10126" number:language="de" number:country="DE">
      <number:text-content/>
      <style:map style:condition="value()&lt;=1.79769313486232E+308" style:apply-style-name="N10126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2cm" fo:margin-bottom="2cm" fo:margin-left="0cm" fo:margin-right="0cm" fo:border="none" fo:padding="0cm" style:scale-to="89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.00.0000</text:date>, <text:time style:data-style-name="N2" text:time-value="18:02:24.291446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06:46:37.063440348</meta:creation-date>
    <dc:date>2020-09-27T18:06:00.729412700</dc:date>
    <meta:editing-duration>PT1H9M19S</meta:editing-duration>
    <meta:editing-cycles>28</meta:editing-cycles>
    <meta:generator>LibreOffice/6.4.5.2$Linux_X86_64 LibreOffice_project/40$Build-2</meta:generator>
    <meta:document-statistic meta:table-count="2" meta:cell-count="147" meta:object-count="0"/>
  </office:meta>
</office:document-meta>
</file>